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16.64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7.12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26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4.26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74cm" fo:min-width="0.84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6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5cm" svg:height="7.62cm" svg:x="1.752cm" svg:y="6.715cm">
          <text:p text:style-name="P1">cen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2.54cm" svg:x="6.515cm" svg:y="6.715cm">
          <text:p text:style-name="P1">to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2.54cm" svg:x="6.515cm" svg:y="11.795cm">
          <text:p text:style-name="P1">botto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3cm" svg:height="2.54cm" svg:x="1.752cm" svg:y="6.715cm">
          <text:p text:style-name="P1">top-lef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3cm" svg:height="2.54cm" svg:x="1.752cm" svg:y="11.795cm">
          <text:p text:style-name="P1">bottom-lef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62cm" svg:height="2.54cm" svg:x="14.135cm" svg:y="11.795cm">
          <text:p text:style-name="P1">bottom-righ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62cm" svg:height="2.54cm" svg:x="14.135cm" svg:y="6.715cm">
          <text:p text:style-name="P1">top-righ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3cm" svg:height="2.54cm" svg:x="1.752cm" svg:y="9.255cm">
          <text:p text:style-name="P1">lef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763cm" svg:height="2.54cm" svg:x="14.134cm" svg:y="9.255cm">
          <text:p text:style-name="P1">right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905cm" svg:height="1.588cm" svg:x="1.117cm" svg:y="5.762cm">
          <text:p text:style-name="P2">0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5.562cm" svg:y="5.762cm">
          <text:p text:style-name="P2">(width -1)/3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3.182cm" svg:y="13.382cm">
          <text:p text:style-name="P3"><text:span text:style-name="T1">2*(width – 1)/3+(width - 1)%3,</text:span><text:span text:style-name="T2">height -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5.562cm" svg:y="13.382cm">
          <text:p text:style-name="P3"><text:span text:style-name="T1">(width -1)/3,</text:span><text:span text:style-name="T2">height -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7.895cm" svg:y="13.382cm">
          <text:p text:style-name="P3"><text:span text:style-name="T1">Width - 1,</text:span><text:span text:style-name="T2">height -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7.895cm" svg:y="11.16cm">
          <text:p text:style-name="P3"><text:span text:style-name="T1">Width - 1,</text:span><text:span text:style-name="T2">2*(height – 1)/3+(height - 1)%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3.182cm" svg:y="11.16cm">
          <text:p text:style-name="P3"><text:span text:style-name="T1">2*(width – 1)/3+(width - 1)%3,</text:span><text:span text:style-name="T2">2*(height – 1)/3+(height - 1)%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5.562cm" svg:y="11.159cm">
          <text:p text:style-name="P3"><text:span text:style-name="T1">(width -1)/3,</text:span><text:span text:style-name="T2">2*(height – 1)/3+(height - 1)%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7.895cm" svg:y="8.302cm">
          <text:p text:style-name="P3"><text:span text:style-name="T1">Width - 1,</text:span><text:span text:style-name="T2">(height -1)/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3.182cm" svg:y="8.302cm">
          <text:p text:style-name="P3"><text:span text:style-name="T1">2*(width – 1)/3+(width - 1)%3,</text:span><text:span text:style-name="T2">(height -1)/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5.562cm" svg:y="8.302cm">
          <text:p text:style-name="P3"><text:span text:style-name="T1">(width -1)/3,</text:span><text:span text:style-name="T2">(height -1)/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.117cm" svg:y="13.382cm">
          <text:p text:style-name="P2">0,height -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.117cm" svg:y="11.159cm">
          <text:p text:style-name="P3"><text:span text:style-name="T1">0,</text:span><text:span text:style-name="T2">2*(height – 1)/3+(height - 1)%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.117cm" svg:y="8.302cm">
          <text:p text:style-name="P3"><text:span text:style-name="T1">0,</text:span><text:span text:style-name="T2">(height -1)/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7.895cm" svg:y="5.762cm">
          <text:p text:style-name="P2">Width - 1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905cm" svg:height="1.588cm" svg:x="13.182cm" svg:y="5.762cm">
          <text:p text:style-name="P2">2*(width – 1)/3+(width - 1)%3,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18T02:05:36.282624858</meta:creation-date>
    <dc:date>2022-12-18T02:26:18.146936644</dc:date>
    <meta:editing-duration>PT10M9S</meta:editing-duration>
    <meta:editing-cycles>2</meta:editing-cycles>
    <meta:generator>LibreOffice/7.3.7.2$Linux_X86_64 LibreOffice_project/30$Build-2</meta:generator>
    <meta:document-statistic meta:object-count="25"/>
  </office:meta>
</office:document-meta>
</file>